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 style:list-style-name="L320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style:font-name="ＭＳ Ｐゴシック" style:font-name-asian="ＭＳ Ｐゴシック"/>
    </style:style>
    <style:style style:name="P18" style:family="paragraph" style:parent-style-name="Text_20_body" style:list-style-name="L31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3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359" style:family="paragraph" style:parent-style-name="Table_20_Contents">
      <style:text-properties style:font-name="ＭＳ Ｐゴシック" style:font-name-asian="ＭＳ Ｐゴシック"/>
    </style:style>
    <style:style style:name="P36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361" style:family="paragraph" style:parent-style-name="Standard" style:list-style-name="L320">
      <style:text-properties style:font-name="Arial" fo:font-size="13pt" style:font-name-asian="Arimo" style:font-size-asian="13pt" style:font-size-complex="13pt"/>
    </style:style>
    <style:style style:name="P3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4422129713567840487" text:style-name="L1">
              <text:list-item>
                <text:p text:style-name="P24">開始 <text:s/>：　１０：１０무렵</text:p>
              </text:list-item>
              <text:list-item>
                <text:p text:style-name="P24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737315082520171896" text:style-name="L2">
              <text:list-item>
                <text:p text:style-name="P25">足立工業。세 사람. </text:p>
              </text:list-item>
              <text:list-item>
                <text:p text:style-name="P25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5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5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3279268289267342883" text:style-name="L3">
              <text:list-item>
                <text:p text:style-name="P26">바이브는 세 사람으로 했었다. 제일 마지막, 슬라브를 칠 때가 되어, 두 사람으로 했다.</text:p>
              </text:list-item>
              <text:list-item>
                <text:p text:style-name="P26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196751400107813943" text:style-name="L4">
              <text:list-item>
                <text:p text:style-name="P27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7399856477799312153" text:style-name="L5">
              <text:list-item>
                <text:p text:style-name="P28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4864026697599116837" text:style-name="L6">
              <text:list-item>
                <text:p text:style-name="P29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971135762627784976" text:style-name="L7">
              <text:list-item>
                <text:p text:style-name="P30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341716493614906810" text:style-name="L8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8995641270509926929" text:style-name="L9">
              <text:list-item>
                <text:p text:style-name="P32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4348113872056922343" text:style-name="L10">
              <text:list-item>
                <text:p text:style-name="P33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3450213943391821955" text:style-name="L11">
              <text:list-item>
                <text:p text:style-name="P34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1575041846021629310" text:style-name="L12">
              <text:list-item>
                <text:p text:style-name="P35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2011343509078348049" text:style-name="L13">
              <text:list-item>
                <text:p text:style-name="P36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5896046472547778987" text:style-name="L14">
              <text:list-item>
                <text:p text:style-name="P37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531355470912860600" text:style-name="L15">
              <text:list-item>
                <text:p text:style-name="P3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666088088368026566" text:style-name="L16">
              <text:list-item>
                <text:p text:style-name="P39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4765650192683345129" text:style-name="L17">
              <text:list-item>
                <text:p text:style-name="P40">開始　：　９時すぎか。</text:p>
              </text:list-item>
              <text:list-item>
                <text:p text:style-name="P40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596696884332569530" text:style-name="L18">
              <text:list-item>
                <text:p text:style-name="P41">那須産業。두 사람.</text:p>
              </text:list-item>
              <text:list-item>
                <text:p text:style-name="P41">한 사람은 일본인. <text:s/>다른 사람은 베트남인인가.</text:p>
              </text:list-item>
              <text:list-item>
                <text:p text:style-name="P41">일본인 분. 직장인가. 체격이 좋다. / 처음 때, 토공 가게 분들의 이른바 `도시락` 을 스스로 그 위치를 바꾸고 있었다. </text:p>
              </text:list-item>
              <text:list-item>
                <text:p text:style-name="P41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956600623339257017" text:style-name="L19">
              <text:list-item>
                <text:p text:style-name="P42">바이브(진동기), 두 사람. / 내가 담당했던 사람은 베트남인. 젊다. 작은 몸집.</text:p>
              </text:list-item>
              <text:list-item>
                <text:p text:style-name="P42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4125173781551494482" text:style-name="L20">
              <text:list-item>
                <text:p text:style-name="P43">본직 사람일까. 175 정도. 긴 몸집. 길쭉하다.</text:p>
              </text:list-item>
              <text:list-item>
                <text:p text:style-name="P43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8649246693995647304" text:style-name="L21">
              <text:list-item>
                <text:p text:style-name="P44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2515888417251376588" text:style-name="L22">
              <text:list-item>
                <text:p text:style-name="P45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4014769582764280993" text:style-name="L23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7501479267738223109" text:style-name="L24">
              <text:list-item>
                <text:p text:style-name="P47">세 명. 소장은 간사이의 사람인가. 말 속에 그 지역의 억양이 넣고 있다.</text:p>
              </text:list-item>
              <text:list-item>
                <text:p text:style-name="P47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594386039136294586" text:style-name="L25">
              <text:list-item>
                <text:p text:style-name="P48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1499013567529941660" text:style-name="L26">
              <text:list-item>
                <text:p text:style-name="P49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5594381815197077507" text:style-name="L27">
              <text:list-item>
                <text:p text:style-name="P50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5557310888497346125" text:style-name="L28">
              <text:list-item>
                <text:p text:style-name="P51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8914385435895407043" text:style-name="L29">
              <text:list-item>
                <text:p text:style-name="P52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2302256466965931184" text:style-name="L30">
              <text:list-item>
                <text:p text:style-name="P53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657423972358425324" text:style-name="L31">
              <text:list-item>
                <text:p text:style-name="P5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8148596753562129147" text:style-name="L32">
              <text:list-item>
                <text:p text:style-name="P55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2396479540903658999" text:style-name="L33">
              <text:list-item>
                <text:p text:style-name="P56">開始　：　９：１０ 정도</text:p>
              </text:list-item>
              <text:list-item>
                <text:p text:style-name="P56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315349771087197804" text:style-name="L34">
              <text:list-item>
                <text:p text:style-name="P57">`貢石` 。두 명</text:p>
              </text:list-item>
              <text:list-item>
                <text:p text:style-name="P57">컨트롤러를 갓고 있었던 분은 `てつ` 라는 문자가 들어있는 씰을 헬벳에 붙이고 있다.</text:p>
              </text:list-item>
              <text:list-item>
                <text:p text:style-name="P57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8501118849027083678" text:style-name="L35">
              <text:list-item>
                <text:p text:style-name="P58">바이브 두 명.</text:p>
              </text:list-item>
              <text:list-item>
                <text:p text:style-name="P58">내가 담당해던 분은 베트남인. 165 좀. 젊다.</text:p>
              </text:list-item>
              <text:list-item>
                <text:p text:style-name="P58">이전에도 본 적이 있을까. / 본 적이 있는 것 같은 느낌이 있다.</text:p>
              </text:list-item>
              <text:list-item>
                <text:p text:style-name="P58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6097719088766705812" text:style-name="L36">
              <text:list-item>
                <text:p text:style-name="P59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9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1240502251437579587" text:style-name="L37">
              <text:list-item>
                <text:p text:style-name="P60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3796787252710316696" text:style-name="L38">
              <text:list-item>
                <text:p text:style-name="P61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757125706175264505" text:style-name="L39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7062429901973168292" text:style-name="L40">
              <text:list-item>
                <text:p text:style-name="P63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8465293977605031915" text:style-name="L41">
              <text:list-item>
                <text:p text:style-name="P64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7986522655319980920" text:style-name="L42">
              <text:list-item>
                <text:p text:style-name="P65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2147414314215923532" text:style-name="L43">
              <text:list-item>
                <text:p text:style-name="P66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1804262737626415" text:style-name="L44">
              <text:list-item>
                <text:p text:style-name="P67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8457421075959402459" text:style-name="L45">
              <text:list-item>
                <text:p text:style-name="P68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4967404947324153213" text:style-name="L46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8993338048179237918" text:style-name="L47">
              <text:list-item>
                <text:p text:style-name="P7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3859561240443502041" text:style-name="L48">
              <text:list-item>
                <text:p text:style-name="P71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2800483810405745530" text:style-name="L49">
              <text:list-item>
                <text:p text:style-name="P72">開始　９：００무렵 이었을까.</text:p>
              </text:list-item>
              <text:list-item>
                <text:p text:style-name="P72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6419803849083707794" text:style-name="L50">
              <text:list-item>
                <text:p text:style-name="P73">FUJITA</text:p>
              </text:list-item>
              <text:list-item>
                <text:p text:style-name="P73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2169957935559176448" text:style-name="L51">
              <text:list-item>
                <text:p text:style-name="P74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7544382976385592913" text:style-name="L52">
              <text:list-item>
                <text:p text:style-name="P75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3956207473715870287" text:style-name="L53">
              <text:list-item>
                <text:p text:style-name="P76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6078531127567414921" text:style-name="L54">
              <text:list-item>
                <text:p text:style-name="P77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8394113554997140687" text:style-name="L55">
              <text:list-item>
                <text:p text:style-name="P78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8581273539307246489" text:style-name="L56">
              <text:list-item>
                <text:p text:style-name="P79">세 사람. 타설 담당은 두 사람. / 모두 키가 크다.</text:p>
              </text:list-item>
              <text:list-item>
                <text:p text:style-name="P79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4509883613490466358" text:style-name="L57">
              <text:list-item>
                <text:p text:style-name="P80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3507514958588505230" text:style-name="L58">
              <text:list-item>
                <text:p text:style-name="P81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1022965692402306708" text:style-name="L59">
              <text:list-item>
                <text:p text:style-name="P82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4173344064011337518" text:style-name="L60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8844576117835666351" text:style-name="L61">
              <text:list-item>
                <text:p text:style-name="P84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8832217397218982521" text:style-name="L62">
              <text:list-item>
                <text:p text:style-name="P85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8479963123493521513" text:style-name="L63">
              <text:list-item>
                <text:p text:style-name="P8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5743544089891466722" text:style-name="L64">
              <text:list-item>
                <text:p text:style-name="P87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8547210979622739151" text:style-name="L65">
              <text:list-item>
                <text:p text:style-name="P88">開始　9시 무렵</text:p>
              </text:list-item>
              <text:list-item>
                <text:p text:style-name="P88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1279969603307788140" text:style-name="L66">
              <text:list-item>
                <text:p text:style-name="P89">10 톤. 회사명은 불명. 알아려고 하지 않았다.</text:p>
              </text:list-item>
              <text:list-item>
                <text:p text:style-name="P89">두 명. 모두 젊은 사람.</text:p>
              </text:list-item>
              <text:list-item>
                <text:p text:style-name="P89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8640398182506069921" text:style-name="L67">
              <text:list-item>
                <text:p text:style-name="P90">바이브 두 명. 세 명 이었던 때도 있었을까.</text:p>
              </text:list-item>
              <text:list-item>
                <text:p text:style-name="P90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6000431079242707490" text:style-name="L68">
              <text:list-item>
                <text:p text:style-name="P91">전기 본직 분 있을까. &lt;2&gt; 아사쿠사에서 오는다라고 한다.</text:p>
              </text:list-item>
              <text:list-item>
                <text:p text:style-name="P91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6533179672924275954" text:style-name="L69">
              <text:list-item>
                <text:p text:style-name="P92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8486330769888626191" text:style-name="L70">
              <text:list-item>
                <text:p text:style-name="P93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50073865748715694" text:style-name="L71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4086298989805180959" text:style-name="L72">
              <text:list-item>
                <text:p text:style-name="P95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133587802384064903" text:style-name="L73">
              <text:list-item>
                <text:p text:style-name="P96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2034423855668103179" text:style-name="L74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5789120505983074629" text:style-name="L75">
              <text:list-item>
                <text:p text:style-name="P98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1829749714227626148" text:style-name="L76">
              <text:list-item>
                <text:p text:style-name="P99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6023881951408247207" text:style-name="L77">
              <text:list-item>
                <text:p text:style-name="P100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114905772144199834" text:style-name="L78">
              <text:list-item>
                <text:p text:style-name="P101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7405085148007414495" text:style-name="L79">
              <text:list-item>
                <text:p text:style-name="P10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7878454408545428871" text:style-name="L80">
              <text:list-item>
                <text:p text:style-name="P103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4923706816372956765" text:style-name="L81">
              <text:list-item>
                <text:p text:style-name="P104">開始　：　10 시 지날 때.</text:p>
              </text:list-item>
              <text:list-item>
                <text:p text:style-name="P104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2082971099413070254" text:style-name="L82">
              <text:list-item>
                <text:p text:style-name="P105">3 명. 모두 일본 사람.</text:p>
              </text:list-item>
              <text:list-item>
                <text:p text:style-name="P105">호스를 잡고 있었던 사람. 젊은 사람. 20대 후방 정도 일까.</text:p>
              </text:list-item>
              <text:list-item>
                <text:p text:style-name="P105">호스 돌리기 담당. 약간 높은 나이의 사람. 60 대 전반 일까. 얼굴 피부는 얕은 검은 색. 얼굴 피부는 얕은 검은 색.</text:p>
              </text:list-item>
              <text:list-item>
                <text:p text:style-name="P105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8959450830500080295" text:style-name="L83">
              <text:list-item>
                <text:p text:style-name="P106">내가 담당한 사람. 얼굴 윤곽은 사각형. 165 정도. </text:p>
              </text:list-item>
              <text:list-item>
                <text:p text:style-name="P106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2209517942218767947" text:style-name="L84">
              <text:list-item>
                <text:p text:style-name="P107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5096278689119279247" text:style-name="L85">
              <text:list-item>
                <text:p text:style-name="P108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1990339572700160316" text:style-name="L86">
              <text:list-item>
                <text:p text:style-name="P109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7111269041762149240" text:style-name="L87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9121522882159242779" text:style-name="L88">
              <text:list-item>
                <text:p text:style-name="P111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5053895220848024272" text:style-name="L89">
              <text:list-item>
                <text:p text:style-name="P112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8429038058957126223" text:style-name="L90">
              <text:list-item>
                <text:p text:style-name="P113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6296430071859517993" text:style-name="L91">
              <text:list-item>
                <text:p text:style-name="P114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8938417246353048305" text:style-name="L92">
              <text:list-item>
                <text:p text:style-name="P115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736641711345067835" text:style-name="L93">
              <text:list-item>
                <text:p text:style-name="P116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3551540307583752166" text:style-name="L94">
              <text:list-item>
                <text:p text:style-name="P117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4976321998492012145" text:style-name="L95">
              <text:list-item>
                <text:p text:style-name="P11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8318868378797062694" text:style-name="L96">
              <text:list-item>
                <text:p text:style-name="P119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9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2857982719566777918" text:style-name="L97">
              <text:list-item>
                <text:p text:style-name="P120">開始　： ９時半すぎ。</text:p>
              </text:list-item>
              <text:list-item>
                <text:p text:style-name="P120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5504492997090699061" text:style-name="L98">
              <text:list-item>
                <text:p text:style-name="P121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1600546418373702338" text:style-name="L99">
              <text:list-item>
                <text:p text:style-name="P122">세탁 담당 사람. 고령이라고 보인다.</text:p>
              </text:list-item>
              <text:list-item>
                <text:p text:style-name="P122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2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5266501914032708745" text:style-name="L100">
              <text:list-item>
                <text:p text:style-name="P123">젊은 사람. 30대 중반 정도 일까.</text:p>
              </text:list-item>
              <text:list-item>
                <text:p text:style-name="P123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7305958244448166716" text:style-name="L101">
              <text:list-item>
                <text:p text:style-name="P124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5263067738362573534" text:style-name="L102">
              <text:list-item>
                <text:p text:style-name="P125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1584672458896455283" text:style-name="L103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5960075934657657078" text:style-name="L104">
              <text:list-item>
                <text:p text:style-name="P127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5023088442193596018" text:style-name="L105">
              <text:list-item>
                <text:p text:style-name="P128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8820274913518477850" text:style-name="L106">
              <text:list-item>
                <text:p text:style-name="P129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1614676338311636331" text:style-name="L107">
              <text:list-item>
                <text:p text:style-name="P130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6430496535782207088" text:style-name="L108">
              <text:list-item>
                <text:p text:style-name="P131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4935145224736870799" text:style-name="L109">
              <text:list-item>
                <text:p text:style-name="P132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5200189993781097996" text:style-name="L110">
              <text:list-item>
                <text:p text:style-name="P133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8239057076023421979" text:style-name="L111">
              <text:list-item>
                <text:p text:style-name="P13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4722725503063620350" text:style-name="L112">
              <text:list-item>
                <text:p text:style-name="P135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51</dc:date><text:p text:style-name="P362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4143221554577099261" text:style-name="L113">
              <text:list-item>
                <text:p text:style-name="P136">開始　：　9:15 경.</text:p>
              </text:list-item>
              <text:list-item>
                <text:p text:style-name="P136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482541410933867140" text:style-name="L114">
              <text:list-item>
                <text:p text:style-name="P137">“KYOEI FUJITA”</text:p>
              </text:list-item>
              <text:list-item>
                <text:p text:style-name="P137">3 명. 한 사람은 일본인. / 타설 후반엔 베트남인 두 사람.</text:p>
              </text:list-item>
              <text:list-item>
                <text:p text:style-name="P137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1633592125457810941" text:style-name="L115">
              <text:list-item>
                <text:p text:style-name="P138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7724689179333523794" text:style-name="L116">
              <text:list-item>
                <text:p text:style-name="P139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6946551591033145674" text:style-name="L117">
              <text:list-item>
                <text:p text:style-name="P140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7669948947170480074" text:style-name="L118">
              <text:list-item>
                <text:p text:style-name="P141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1901322457733564196" text:style-name="L119">
              <text:list-item>
                <text:p text:style-name="P142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2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9054431177565544736" text:style-name="L120">
              <text:list-item>
                <text:p text:style-name="P143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3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7687885478214400764" text:style-name="L121">
              <text:list-item>
                <text:p text:style-name="P144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5912648985556149183" text:style-name="L122">
              <text:list-item>
                <text:p text:style-name="P145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2533066087106839792" text:style-name="L123">
              <text:list-item>
                <text:p text:style-name="P146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7525326921213292480" text:style-name="L124">
              <text:list-item>
                <text:p text:style-name="P147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1594472372507953926" text:style-name="L125">
              <text:list-item>
                <text:p text:style-name="P148">현장 앞에 돗자리. 조깅하는 사람들, 때때로.</text:p>
              </text:list-item>
              <text:list-item>
                <text:p text:style-name="P148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1095531904738630888" text:style-name="L126">
              <text:list-item>
                <text:p text:style-name="P149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789282394400067772" text:style-name="L127">
              <text:list-item>
                <text:p text:style-name="P15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7160149380956054337" text:style-name="L128">
              <text:list-item>
                <text:p text:style-name="P151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8989591712636468638" text:style-name="L129">
              <text:list-item>
                <text:p text:style-name="P152">開始 <text:s/>：　9시 지날 경.</text:p>
              </text:list-item>
              <text:list-item>
                <text:p text:style-name="P152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6373399345492105023" text:style-name="L130">
              <text:list-item>
                <text:p text:style-name="P153">두 사람. 모두 고령 분.</text:p>
              </text:list-item>
              <text:list-item>
                <text:p text:style-name="P153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6429298768625658525" text:style-name="L131">
              <text:list-item>
                <text:p text:style-name="P154">한 사람을 제외해 다른 사람들은 모두 고령자 (라고 보였다.). </text:p>
              </text:list-item>
              <text:list-item>
                <text:p text:style-name="P154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4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8548058545216118269" text:style-name="L132">
              <text:list-item>
                <text:p text:style-name="P155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1991150215587343189" text:style-name="L133">
              <text:list-item>
                <text:p text:style-name="P156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4532328852967900779" text:style-name="L134">
              <text:list-item>
                <text:p text:style-name="P157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2368801133563301945" text:style-name="L135">
              <text:list-item>
                <text:p text:style-name="P158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1938979639753298906" text:style-name="L136">
              <text:list-item>
                <text:p text:style-name="P159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7983857134173481140" text:style-name="L137">
              <text:list-item>
                <text:p text:style-name="P160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635784871818012730" text:style-name="L138">
              <text:list-item>
                <text:p text:style-name="P161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4139627990690034343" text:style-name="L139">
              <text:list-item>
                <text:p text:style-name="P162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2504090302411327532" text:style-name="L140">
              <text:list-item>
                <text:p text:style-name="P163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352346265639461755" text:style-name="L141">
              <text:list-item>
                <text:p text:style-name="P164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2027025456863751707" text:style-name="L142">
              <text:list-item>
                <text:p text:style-name="P165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2537704481392694204" text:style-name="L143">
              <text:list-item>
                <text:p text:style-name="P16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3662987128583317039" text:style-name="L144">
              <text:list-item>
                <text:p text:style-name="P167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6344986189163083275" text:style-name="L145">
              <text:list-item>
                <text:p text:style-name="P168">開始 <text:s/>9 시 무렵 일까. 아침례 후, 곧이 아니.</text:p>
              </text:list-item>
              <text:list-item>
                <text:p text:style-name="P168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4673218952381818153" text:style-name="L146">
              <text:list-item>
                <text:p text:style-name="P169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3286633967013642892" text:style-name="L147">
              <text:list-item>
                <text:p text:style-name="P170">노란색 헬멧.</text:p>
              </text:list-item>
              <text:list-item>
                <text:p text:style-name="P170">직장 분 일까. 몸집. 콧수염. 안경을 쓰고 있었는지.</text:p>
                <text:list>
                  <text:list-item>
                    <text:p text:style-name="P170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2701558939921893917" text:style-name="L148">
              <text:list-item>
                <text:p text:style-name="P171">흰 처럼 색의 옷, 입고 있다.</text:p>
              </text:list-item>
              <text:list-item>
                <text:p text:style-name="P171">여름철의 에어컨 옷 일까.</text:p>
              </text:list-item>
              <text:list-item>
                <text:p text:style-name="P171">백발, 약간 있음. 뚱뚱한다.</text:p>
              </text:list-item>
              <text:list-item>
                <text:p text:style-name="P171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4462214036037367162" text:style-name="L149">
              <text:list-item>
                <text:p text:style-name="P172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4849548231980792682" text:style-name="L150">
              <text:list-item>
                <text:p text:style-name="P173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6020586998008618593" text:style-name="L151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176862994824532952" text:style-name="L152">
              <text:list-item>
                <text:p text:style-name="P175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6965382961837917512" text:style-name="L153">
              <text:list-item>
                <text:p text:style-name="P176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3695269215544448250" text:style-name="L154">
              <text:list-item>
                <text:p text:style-name="P177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4576629629139752662" text:style-name="L155">
              <text:list-item>
                <text:p text:style-name="P178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6996554767482295461" text:style-name="L156">
              <text:list-item>
                <text:p text:style-name="P179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2576426082219414494" text:style-name="L157">
              <text:list-item>
                <text:p text:style-name="P180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8040454044924862560" text:style-name="L158">
              <text:list-item>
                <text:p text:style-name="P181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6390063106116103910" text:style-name="L159">
              <text:list-item>
                <text:p text:style-name="P182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6266832028339739204" text:style-name="L160">
              <text:list-item>
                <text:p text:style-name="P183">펌프차. 그의 팔. 팔 팁에 공기 튜브가 붙져있다.</text:p>
              </text:list-item>
              <text:list-item>
                <text:p text:style-name="P183">여기에 부딪치면, 튜브가 분리될 가능성. 그러자, 튜브 자체가 날아, 자신의 눈 등에 부딪힐 가능성. </text:p>
              </text:list-item>
              <text:list-item>
                <text:p text:style-name="P183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2698248576791905124" text:style-name="L161">
              <text:list-item>
                <text:p text:style-name="P184">開始　9시 정도에는 시작하고 있었는가.</text:p>
              </text:list-item>
              <text:list-item>
                <text:p text:style-name="P184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2374783163499009236" text:style-name="L162">
              <text:list-item>
                <text:p text:style-name="P185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6773572610245745844" text:style-name="L163">
              <text:list-item>
                <text:p text:style-name="P186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9079505874987108331" text:style-name="L164">
              <text:list-item>
                <text:p text:style-name="P187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8515162554346220248" text:style-name="L165">
              <text:list-item>
                <text:p text:style-name="P188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8986379316410835474" text:style-name="L166">
              <text:list-item>
                <text:p text:style-name="P189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5572339797080759874" text:style-name="L167">
              <text:list-item>
                <text:p text:style-name="P190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4270502731014888340" text:style-name="L168">
              <text:list-item>
                <text:p text:style-name="P191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6382881294423842033" text:style-name="L169">
              <text:list-item>
                <text:p text:style-name="P192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3632056141509750784" text:style-name="L170">
              <text:list-item>
                <text:p text:style-name="P193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3745319010558535025" text:style-name="L171">
              <text:list-item>
                <text:p text:style-name="P194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7410099778008926948" text:style-name="L172">
              <text:list-item>
                <text:p text:style-name="P195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7872205111748058452" text:style-name="L173">
              <text:list-item>
                <text:p text:style-name="P196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952173300751337687" text:style-name="L174">
              <text:list-item>
                <text:p text:style-name="P197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1157000101156954736" text:style-name="L175">
              <text:list-item>
                <text:p text:style-name="P198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4115840328807189609" text:style-name="L176">
              <text:list-item>
                <text:p text:style-name="P199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1831341912832043516" text:style-name="L177">
              <text:list-item>
                <text:p text:style-name="P200">開始　：　１０時過ぎ</text:p>
              </text:list-item>
              <text:list-item>
                <text:p text:style-name="P200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6496901656315395442" text:style-name="L178">
              <text:list-item>
                <text:p text:style-name="P201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2476328702887141518" text:style-name="L179">
              <text:list-item>
                <text:p text:style-name="P202">バイブの人。私の担当。６０過ぎか。老人の風貌。小柄。１６０少しか。（P1）</text:p>
              </text:list-item>
              <text:list-item>
                <text:p text:style-name="P202">もうひとり、１７５近くか。痩せている。職長さんか。（P2）</text:p>
              </text:list-item>
              <text:list-item>
                <text:p text:style-name="P202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6682327006618611425" text:style-name="L180">
              <text:list-item>
                <text:p text:style-name="P203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2438327106174230670" text:style-name="L181">
              <text:list-item>
                <text:p text:style-name="P204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659410230889361893" text:style-name="L182">
              <text:list-item>
                <text:p text:style-name="P205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4862596672797720165" text:style-name="L183">
              <text:list-item>
                <text:p text:style-name="P206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8024468287691673571" text:style-name="L184">
              <text:list-item>
                <text:p text:style-name="P207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8806526501784745713" text:style-name="L185">
              <text:list-item>
                <text:p text:style-name="P208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4224837533435888904" text:style-name="L186">
              <text:list-item>
                <text:p text:style-name="P209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9158659046983269190" text:style-name="L187">
              <text:list-item>
                <text:p text:style-name="P210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6873450605407372167" text:style-name="L188">
              <text:list-item>
                <text:p text:style-name="P211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4137393795967568051" text:style-name="L189">
              <text:list-item>
                <text:p text:style-name="P212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2601156867873897923" text:style-name="L190">
              <text:list-item>
                <text:p text:style-name="P213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13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13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6222334274719237275" text:style-name="L191">
              <text:list-item>
                <text:p text:style-name="P214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7220203422780358252" text:style-name="L192">
              <text:list-item>
                <text:p text:style-name="P215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4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4669669203493954535" text:style-name="L193">
              <text:list-item>
                <text:p text:style-name="P216">開始</text:p>
              </text:list-item>
              <text:list-item>
                <text:p text:style-name="P216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6057490865276692698" text:style-name="L194">
              <text:list-item>
                <text:p text:style-name="P217">マルエス「工業」だったか。「マルエス」は、確か。カタカナ。</text:p>
              </text:list-item>
              <text:list-item>
                <text:p text:style-name="P217">2명. 모두 일본인. &lt;1&gt; 직장은 50대 겅도 일까. &lt;2&gt; 호스 담당자는 30대 중반 정도. 햇볕에 탄 얼굴.</text:p>
              </text:list-item>
              <text:list-item>
                <text:p text:style-name="P217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7633080209070763852" text:style-name="L195">
              <text:list-item>
                <text:p text:style-name="P218">바이브 담당분, 2 명. &lt;1&gt; 내가 담당했던 분은 직장 일까.</text:p>
              </text:list-item>
              <text:list-item>
                <text:p text:style-name="P218">마지막, 갈아입을 끝마치고, 건물의 옆을 통할 때, 다른 한 토공분이 그 곳에서 있다.</text:p>
              </text:list-item>
              <text:list-item>
                <text:p text:style-name="P218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9047646481817816686" text:style-name="L196">
              <text:list-item>
                <text:p text:style-name="P219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3936643926953906617" text:style-name="L197">
              <text:list-item>
                <text:p text:style-name="P220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4313751647538417579" text:style-name="L198">
              <text:list-item>
                <text:p text:style-name="P221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4670029200802074467" text:style-name="L199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8765192703180701562" text:style-name="L200">
              <text:list-item>
                <text:p text:style-name="P223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5086704092478542590" text:style-name="L201">
              <text:list-item>
                <text:p text:style-name="P224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6919273176392954609" text:style-name="L202">
              <text:list-item>
                <text:p text:style-name="P225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5003369378089531990" text:style-name="L203">
              <text:list-item>
                <text:p text:style-name="P226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3157224654659937718" text:style-name="L204">
              <text:list-item>
                <text:p text:style-name="P227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2064114874724709639" text:style-name="L205">
              <text:list-item>
                <text:p text:style-name="P228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8476416682815389407" text:style-name="L206">
              <text:list-item>
                <text:p text:style-name="P229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3579357963822410460" text:style-name="L207">
              <text:list-item>
                <text:p text:style-name="P230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8394101800209385758" text:style-name="L208">
              <text:list-item>
                <text:p text:style-name="P231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4"/>
      <text:p text:style-name="P4">[/ XXXX] 20220308_140542</text:p>
      <text:p text:style-name="P14"/>
      <text:p text:style-name="P7"/>
      <text:p text:style-name="P2">---------------------------------------------------------------</text:p>
      <text:p text:style-name="P4"><text:soft-page-break/>[XXX] 20220317_091458</text:p>
      <text:p text:style-name="P14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8114559218925643248" text:style-name="L209">
              <text:list-item>
                <text:p text:style-name="P232">開始　9 시경.</text:p>
              </text:list-item>
              <text:list-item>
                <text:p text:style-name="P232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9056377655626149182" text:style-name="L210">
              <text:list-item>
                <text:p text:style-name="P233">(1) 2 며. 한 사람, 직장. 일본인. 다른 하나 분은 베트남인 일까.</text:p>
              </text:list-item>
              <text:list-item>
                <text:p text:style-name="P233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1979249379030605512" text:style-name="L211">
              <text:list-item>
                <text:p text:style-name="P234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5260579643513956810" text:style-name="L212">
              <text:list-item>
                <text:p text:style-name="P235">(1) 72 세. 자신이 말했다. 173 정도. &lt;1&gt; 말하는 모양, 표정. 치매증이 들어 있는 것일까라고 생각하고 있었다. </text:p>
              </text:list-item>
              <text:list-item>
                <text:p text:style-name="P235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3172047965325399387" text:style-name="L213">
              <text:list-item>
                <text:p text:style-name="P236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5224507045825849605" text:style-name="L214">
              <text:list-item>
                <text:p text:style-name="P237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3823103494144221074" text:style-name="L215">
              <text:list-item>
                <text:p text:style-name="P238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1325862816699507368" text:style-name="L216">
              <text:list-item>
                <text:p text:style-name="P239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2978969732304650043" text:style-name="L217">
              <text:list-item>
                <text:p text:style-name="P240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5660636820662653935" text:style-name="L218">
              <text:list-item>
                <text:p text:style-name="P241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7627541031240746284" text:style-name="L219">
              <text:list-item>
                <text:p text:style-name="P242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6346188264175443987" text:style-name="L220">
              <text:list-item>
                <text:p text:style-name="P243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8499279149751231481" text:style-name="L221">
              <text:list-item>
                <text:p text:style-name="P244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44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2297142024905414013" text:style-name="L222">
              <text:list-item>
                <text:p text:style-name="P245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2907758130114673479" text:style-name="L223">
              <text:list-item>
                <text:p text:style-name="P246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2855527343023037459" text:style-name="L224">
              <text:list-item>
                <text:p text:style-name="P247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4"/>
      <text:p text:style-name="P4">[/ XXXX] 20220317_095809</text:p>
      <text:p text:style-name="P14"/>
      <text:p text:style-name="P7"/>
      <text:p text:style-name="P2">---------------------------------------------------------------</text:p>
      <text:p text:style-name="P4">[XXX] 20220324_154608</text:p>
      <text:p text:style-name="P14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5231544621090110035" text:style-name="L225">
              <text:list-item>
                <text:p text:style-name="P248">開始 <text:s text:c="6"/>　9시 경.</text:p>
              </text:list-item>
              <text:list-item>
                <text:p text:style-name="P248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4389780317808153280" text:style-name="L226">
              <text:list-item>
                <text:p text:style-name="P249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9">다른 하나 젊은 사람에도 꾸중을 받고 있다.</text:p>
              </text:list-item>
              <text:list-item>
                <text:p text:style-name="P249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4910558636209490414" text:style-name="L227">
              <text:list-item>
                <text:p text:style-name="P250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8947951105448003386" text:style-name="L228">
              <text:list-item>
                <text:p text:style-name="P251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9094495181757598442" text:style-name="L229">
              <text:list-item>
                <text:p text:style-name="P252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5938543254396302979" text:style-name="L230">
              <text:list-item>
                <text:p text:style-name="P253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8808713490400549733" text:style-name="L231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9024872209211110481" text:style-name="L232">
              <text:list-item>
                <text:p text:style-name="P255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4820436123851319410" text:style-name="L233">
              <text:list-item>
                <text:p text:style-name="P256">野口씨. 담배를 피운다. 담배의 상표는 `BOHEM` 와 같은 명칭. 한국의 담배.</text:p>
              </text:list-item>
              <text:list-item>
                <text:p text:style-name="P256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4489570555639669868" text:style-name="L234">
              <text:list-item>
                <text:p text:style-name="P257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6151321821505707108" text:style-name="L235">
              <text:list-item>
                <text:p text:style-name="P258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6370827565269527538" text:style-name="L236">
              <text:list-item>
                <text:p text:style-name="P259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750675253712245196" text:style-name="L237">
              <text:list-item>
                <text:p text:style-name="P260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5871390190355937144" text:style-name="L238">
              <text:list-item>
                <text:p text:style-name="P261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5637218462929092141" text:style-name="L239">
              <text:list-item>
                <text:p text:style-name="P262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2977517007115990277" text:style-name="L240">
              <text:list-item>
                <text:p text:style-name="P263">끝부(端部). 울짱은 없고, 친줄(親綱)만의 장소, 있다.</text:p>
              </text:list-item>
            </text:list>
          </table:table-cell>
        </table:table-row>
      </table:table>
      <text:p text:style-name="P14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5207605910156463003" text:style-name="L241">
              <text:list-item>
                <text:p text:style-name="P264">開始　：　9시 지났을 경</text:p>
              </text:list-item>
              <text:list-item>
                <text:p text:style-name="P264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6633792960627054687" text:style-name="L242">
              <text:list-item>
                <text:p text:style-name="P265">OZAWA GROUP</text:p>
              </text:list-item>
              <text:list-item>
                <text:p text:style-name="P265">2 명. 모두 일본사람. &lt;1&gt; 작장인 듯한 사람. 목도리를 헬멧에 씌우고 있었다.</text:p>
              </text:list-item>
              <text:list-item>
                <text:p text:style-name="P265">다른 사람은 약간 작은 몸집. &lt;1&gt; 할복은 좋다.</text:p>
              </text:list-item>
              <text:list-item>
                <text:p text:style-name="P265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7244168010875884076" text:style-name="L243">
              <text:list-item>
                <text:p text:style-name="P266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6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6657969769204117285" text:style-name="L244">
              <text:list-item>
                <text:p text:style-name="P267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4282375237200763045" text:style-name="L245">
              <text:list-item>
                <text:p text:style-name="P268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6316245123965386769" text:style-name="L246">
              <text:list-item>
                <text:p text:style-name="P269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3853004985991971202" text:style-name="L247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5249409748087652864" text:style-name="L248">
              <text:list-item>
                <text:p text:style-name="P271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2626379182541152667" text:style-name="L249">
              <text:list-item>
                <text:p text:style-name="P272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8246866738610589102" text:style-name="L250">
              <text:list-item>
                <text:p text:style-name="P273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3470773040755603079" text:style-name="L251">
              <text:list-item>
                <text:p text:style-name="P274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1809061391128884601" text:style-name="L252">
              <text:list-item>
                <text:p text:style-name="P275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7074067601064027355" text:style-name="L253">
              <text:list-item>
                <text:p text:style-name="P276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8369249444377598613" text:style-name="L254">
              <text:list-item>
                <text:p text:style-name="P277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3440533365594215916" text:style-name="L255">
              <text:list-item>
                <text:p text:style-name="P278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8073167086338606081" text:style-name="L256">
              <text:list-item>
                <text:p text:style-name="P279"/>
              </text:list-item>
            </text:list>
          </table:table-cell>
        </table:table-row>
      </table:table>
      <text:p text:style-name="P14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4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4324341524855422017" text:style-name="L257">
              <text:list-item>
                <text:p text:style-name="P280">開始　９：１５？</text:p>
              </text:list-item>
              <text:list-item>
                <text:p text:style-name="P280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8299076985850643547" text:style-name="L258">
              <text:list-item>
                <text:p text:style-name="P281">FUJITA</text:p>
              </text:list-item>
              <text:list-item>
                <text:p text:style-name="P281">3명. 모두 일본인.</text:p>
              </text:list-item>
              <text:list-item>
                <text:p text:style-name="P281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81">직장분일까, 아침엔 펌프차를 운전하고 있었다. &lt;1&gt; 연배(年配)의 사람. 165 정도. &lt;2&gt; 햇볕에 타고 있다.</text:p>
              </text:list-item>
              <text:list-item>
                <text:p text:style-name="P281">종반, 이 직장이 호스를 담당하고있다. 내뿜기(吹き出し)의 밑동아리(付け根)를 타설. </text:p>
              </text:list-item>
              <text:list-item>
                <text:p text:style-name="P281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3970503666413407320" text:style-name="L259">
              <text:list-item>
                <text:p text:style-name="P282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4202252080773642573" text:style-name="L260">
              <text:list-item>
                <text:p text:style-name="P283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6377380817946893835" text:style-name="L261">
              <text:list-item>
                <text:p text:style-name="P284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3754343379743618900" text:style-name="L262">
              <text:list-item>
                <text:p text:style-name="P285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3604818877691089855" text:style-name="L263">
              <text:list-item>
                <text:p text:style-name="P286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7349714292388592186" text:style-name="L264">
              <text:list-item>
                <text:p text:style-name="P287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6657920721274232987" text:style-name="L265">
              <text:list-item>
                <text:p text:style-name="P288">아침엔 2 명. 오후 경에서 인가, 직장 듯한 사람은 보이지 않고 있다.</text:p>
              </text:list-item>
              <text:list-item>
                <text:p text:style-name="P288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4970666641858920248" text:style-name="L266">
              <text:list-item>
                <text:p text:style-name="P289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895644557238332283" text:style-name="L267">
              <text:list-item>
                <text:p text:style-name="P290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5490024676390850644" text:style-name="L268">
              <text:list-item>
                <text:p text:style-name="P291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6987621789084581712" text:style-name="L269">
              <text:list-item>
                <text:p text:style-name="P292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3594853685495614790" text:style-name="L270">
              <text:list-item>
                <text:p text:style-name="P293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2822954009679023613" text:style-name="L271">
              <text:list-item>
                <text:p text:style-name="P294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2848244282986344178" text:style-name="L272">
              <text:list-item>
                <text:p text:style-name="P295"/>
              </text:list-item>
            </text:list>
          </table:table-cell>
        </table:table-row>
      </table:table>
      <text:p text:style-name="P14"/>
      <text:p text:style-name="P4">[/ XXXX] 20220406_160241</text:p>
      <text:p text:style-name="P14"/>
      <text:p text:style-name="P14"/>
      <text:p text:style-name="P7"/>
      <text:p text:style-name="P2">---------------------------------------------------------------</text:p>
      <text:p text:style-name="P4">[XXX] 20220417_142141</text:p>
      <text:p text:style-name="P14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4706187406952471153" text:style-name="L273">
              <text:list-item>
                <text:p text:style-name="P296">開始 <text:s text:c="2"/>9시 경.</text:p>
              </text:list-item>
              <text:list-item>
                <text:p text:style-name="P296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7741853073955978343" text:style-name="L274">
              <text:list-item>
                <text:p text:style-name="P297">2 명. &lt;1&gt; 컨트롤러를 조작하고 있던 사람. 선글라스를 하고있었다.</text:p>
              </text:list-item>
              <text:list-item>
                <text:p text:style-name="P297">호스를 다루고 있던 사람. 직장님 일까. &lt;1&gt; 미간[眉間에 세로의 주름[シワ이 한 개 들어있다.</text:p>
              </text:list-item>
              <text:list-item>
                <text:p text:style-name="P297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3095918133759221511" text:style-name="L275">
              <text:list-item>
                <text:p text:style-name="P298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8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4613838357658973038" text:style-name="L276">
              <text:list-item>
                <text:p text:style-name="P299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5171910773737155868" text:style-name="L277">
              <text:list-item>
                <text:p text:style-name="P300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3933942739446690115" text:style-name="L278">
              <text:list-item>
                <text:p text:style-name="P301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526546494702153282" text:style-name="L279">
              <text:list-item>
                <text:p text:style-name="P302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5798412411982334742" text:style-name="L280">
              <text:list-item>
                <text:p text:style-name="P303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5390249040326683522" text:style-name="L281">
              <text:list-item>
                <text:p text:style-name="P304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8774218009767846735" text:style-name="L282">
              <text:list-item>
                <text:p text:style-name="P305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2977708801478604203" text:style-name="L283">
              <text:list-item>
                <text:p text:style-name="P306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7420219975401767668" text:style-name="L284">
              <text:list-item>
                <text:p text:style-name="P307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7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9202350579799140678" text:style-name="L285">
              <text:list-item>
                <text:p text:style-name="P308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5249333843438294994" text:style-name="L286">
              <text:list-item>
                <text:p text:style-name="P309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1543694985175410308" text:style-name="L287">
              <text:list-item>
                <text:p text:style-name="P310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7666628248953546666" text:style-name="L288">
              <text:list-item>
                <text:p text:style-name="P311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11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4"/>
      <text:p text:style-name="P4">[/ XXXX] 20220417_150945</text:p>
      <text:p text:style-name="P14"/>
      <text:p text:style-name="P14"/>
      <text:p text:style-name="P7"/>
      <text:p text:style-name="P2">---------------------------------------------------------------</text:p>
      <text:p text:style-name="P4">[XXX] 20220509_134219</text:p>
      <text:p text:style-name="P14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1287124537883500516" text:style-name="L321">
              <text:list-item>
                <text:p text:style-name="P342">開始　：　9시 경</text:p>
              </text:list-item>
              <text:list-item>
                <text:p text:style-name="P342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6311815690122702410" text:style-name="L289">
              <text:list-item>
                <text:p text:style-name="P312">日本開発工業（차 프런트에 일장기를 붙이고 있다. 차체의 색은 황색.）</text:p>
              </text:list-item>
              <text:list-item>
                <text:p text:style-name="P312">3 명. 모구 일본사람. &lt;1&gt; 호스 입을 담당했던 사람. 작은 몸집. 햇볕에 타고 있다.</text:p>
              </text:list-item>
              <text:list-item>
                <text:p text:style-name="P312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6396549151233225118" text:style-name="L290">
              <text:list-item>
                <text:p text:style-name="P313">바이브 2 명. &lt;1&gt; 내가 담당했던 사람. 젊은 사람. 얼굴이 하얀 피부.</text:p>
              </text:list-item>
              <text:list-item>
                <text:p text:style-name="P313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5311684878691715107" text:style-name="L291">
              <text:list-item>
                <text:p text:style-name="P314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7417935731064238162" text:style-name="L292">
              <text:list-item>
                <text:p text:style-name="P315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2277669212377389560" text:style-name="L293">
              <text:list-item>
                <text:p text:style-name="P316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4615267224417237609" text:style-name="L294">
              <text:list-item>
                <text:p text:style-name="P317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7212460349063408296" text:style-name="L295">
              <text:list-item>
                <text:p text:style-name="P318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9015437974143957942" text:style-name="L296">
              <text:list-item>
                <text:p text:style-name="P319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3512229481506729585" text:style-name="L297">
              <text:list-item>
                <text:p text:style-name="P320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5444746257372440488" text:style-name="L298">
              <text:list-item>
                <text:p text:style-name="P321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3224138259986345183" text:style-name="L299">
              <text:list-item>
                <text:p text:style-name="P322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7094492556167545601" text:style-name="L300">
              <text:list-item>
                <text:p text:style-name="P323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7684871470858193995" text:style-name="L301">
              <text:list-item>
                <text:p text:style-name="P324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79989871330529953" text:style-name="L302">
              <text:list-item>
                <text:p text:style-name="P325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3259348543671922910" text:style-name="L303">
              <text:list-item>
                <text:p text:style-name="P326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4"/>
      <text:p text:style-name="P4">[/ XXXX] 20220509_142116</text:p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/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/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/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34457658" text:continue-list="list4765650192683345129" text:style-name="L17">
              <text:list-item>
                <text:p text:style-name="P40">開始</text:p>
              </text:list-item>
              <text:list-item>
                <text:p text:style-name="P40">詰所到着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8651694591843077406" text:style-name="L322">
              <text:list-item>
                <text:p text:style-name="P343"/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土工さん</text:p>
          </table:table-cell>
          <table:table-cell table:style-name="表20.C2" office:value-type="string">
            <text:list xml:id="list324274642631996483" text:style-name="L323">
              <text:list-item>
                <text:p text:style-name="P344"/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4057007531198318529" text:style-name="L324">
              <text:list-item>
                <text:p text:style-name="P345"/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2822245063216336001" text:style-name="L325">
              <text:list-item>
                <text:p text:style-name="P346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oft-page-break/><text:span text:style-name="T2">土間屋さん</text:span></text:p>
          </table:table-cell>
          <table:table-cell table:style-name="表20.C2" office:value-type="string">
            <text:list xml:id="list433531704124306916" text:style-name="L326">
              <text:list-item>
                <text:p text:style-name="P347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89970514887843733" text:style-name="L327">
              <text:list-item>
                <text:p text:style-name="P348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9117470724775385168" text:style-name="L328">
              <text:list-item>
                <text:p text:style-name="P349"/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219595770207468297" text:style-name="L329">
              <text:list-item>
                <text:p text:style-name="P350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4247030851105875113" text:style-name="L330">
              <text:list-item>
                <text:p text:style-name="P351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5139978305333436791" text:style-name="L331">
              <text:list-item>
                <text:p text:style-name="P352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3115281828457572686" text:style-name="L332">
              <text:list-item>
                <text:p text:style-name="P353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386992108506168071" text:style-name="L333">
              <text:list-item>
                <text:p text:style-name="P354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8233678921540269605" text:style-name="L334">
              <text:list-item>
                <text:p text:style-name="P355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たこと</text:p>
          </table:table-cell>
          <table:table-cell table:style-name="表20.C2" office:value-type="string">
            <text:list xml:id="list1402243355843590999" text:style-name="L335">
              <text:list-item>
                <text:p text:style-name="P356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7359508349227692131" text:style-name="L336">
              <text:list-item>
                <text:p text:style-name="P357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5"/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4"><text:soft-page-break/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4456790" text:continue-list="list34457658" text:style-name="L17">
              <text:list-item>
                <text:p text:style-name="P40">開始</text:p>
              </text:list-item>
              <text:list-item>
                <text:p text:style-name="P40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108744625354358738" text:style-name="L304">
              <text:list-item>
                <text:p text:style-name="P32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2198908893648919698" text:style-name="L305">
              <text:list-item>
                <text:p text:style-name="P32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3727999617342415364" text:style-name="L306">
              <text:list-item>
                <text:p text:style-name="P329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791845482430844325" text:style-name="L307">
              <text:list-item>
                <text:p text:style-name="P330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17771284236727853" text:style-name="L308">
              <text:list-item>
                <text:p text:style-name="P33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5929157320858345145" text:style-name="L309">
              <text:list-item>
                <text:p text:style-name="P33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2151997193433190870" text:style-name="L310">
              <text:list-item>
                <text:p text:style-name="P33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6983911105203996200" text:style-name="L311">
              <text:list-item>
                <text:p text:style-name="P33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5640925029121526523" text:style-name="L312">
              <text:list-item>
                <text:p text:style-name="P33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7758216976427108490" text:style-name="L313">
              <text:list-item>
                <text:p text:style-name="P33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<text:soft-page-break/>見聞</text:p>
          </table:table-cell>
          <table:table-cell table:style-name="表13.C2" office:value-type="string">
            <text:list xml:id="list7581226254112522812" text:style-name="L314">
              <text:list-item>
                <text:p text:style-name="P33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3302103747294786089" text:style-name="L315">
              <text:list-item>
                <text:p text:style-name="P33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4036034403215931142" text:style-name="L316">
              <text:list-item>
                <text:p text:style-name="P33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3072699532022190815" text:style-name="L317">
              <text:list-item>
                <text:p text:style-name="P34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9180374371575362518" text:style-name="L318">
              <text:list-item>
                <text:p text:style-name="P341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7773094461862878310" text:style-name="L319">
        <text:list-item>
          <text:p text:style-name="P18">start apps</text:p>
          <text:list>
            <text:list-item>
              <text:p text:style-name="P18">doc (this)</text:p>
            </text:list-item>
            <text:list-item>
              <text:p text:style-name="P18">folder : C:\WORKS_2\WS\WS_Others.miscs\misc_files</text:p>
            </text:list-item>
            <text:list-item>
              <text:p text:style-name="P18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4448497" text:continue-numbering="true" text:style-name="L319">
        <text:list-item>
          <text:list>
            <text:list-item>
              <text:p text:style-name="P18"/>
              <text:list>
                <text:list-item>
                  <text:p text:style-name="P1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213189691018374827" text:style-name="L320">
        <text:list-item>
          <text:p text:style-name="P16">close</text:p>
          <text:list>
            <text:list-item>
              <text:p text:style-name="P16"><text:soft-page-break/>image file</text:p>
            </text:list-item>
            <text:list-item>
              <text:p text:style-name="P1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6">folder : C:\WORKS_2\WS\WS_Others.miscs\misc_files</text:p>
            </text:list-item>
            <text:list-item>
              <text:p text:style-name="P16">this</text:p>
            </text:list-item>
          </text:list>
        </text:list-item>
        <text:list-item>
          <text:p text:style-name="P1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4455345" text:continue-numbering="true" text:style-name="L320">
        <text:list-item>
          <text:p text:style-name="P361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5-09T14:21:55.03</dc:date>
    <dc:creator>iwabuchi ken</dc:creator>
    <meta:editing-duration>P2DT19H22M11S</meta:editing-duration>
    <meta:editing-cycles>389</meta:editing-cycles>
    <meta:generator>OpenOffice/4.1.3$Win32 OpenOffice.org_project/413m1$Build-9783</meta:generator>
    <meta:document-statistic meta:table-count="23" meta:image-count="0" meta:object-count="0" meta:page-count="37" meta:paragraph-count="1139" meta:word-count="12272" meta:character-count="19495"/>
  </office:meta>
</office:document-meta>
</file>